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15, Nov 9</presentation:date-time-decl>
      <draw:page draw:name="page1" draw:style-name="dp1" draw:master-page-name="Default" presentation:presentation-page-layout-name="AL1T0" presentation:use-date-time-name="dtd1">
        <draw:frame presentation:style-name="pr1" draw:layer="layout" svg:width="25.199cm" svg:height="12.179cm" svg:x="1.4cm" svg:y="4.914cm" presentation:class="subtitle" presentation:user-transformed="true">
          <draw:text-box>
            <text:p>Trigger Processor Hardware Testing</text:p>
            <text:p><text:span text:style-name="T1">Nathan Felt </text:span></text:p>
            <text:p><text:span text:style-name="T1">2015, November 9 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draw:frame presentation:style-name="pr3" draw:layer="layout" svg:width="25.199cm" svg:height="3.506cm" svg:x="1.4cm" svg:y="0.837cm" presentation:class="title">
          <draw:text-box>
            <text:p>Hardware Infrastruc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wer</text:p>
              </text:list-item>
              <text:list-item>
                <text:p>FPGA bitstream configuration</text:p>
                <text:list>
                  <text:list-item>
                    <text:p>XVC config</text:p>
                  </text:list-item>
                  <text:list-item>
                    <text:p>local JTAG config</text:p>
                  </text:list-item>
                  <text:list-item>
                    <text:p>BPI flash config</text:p>
                  </text:list-item>
                </text:list>
              </text:list-item>
              <text:list-item>
                <text:p>Carrier SDRAM</text:p>
              </text:list-item>
              <text:list-item>
                <text:p>Therm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draw:frame presentation:style-name="pr3" draw:layer="layout" svg:width="25.199cm" svg:height="3.506cm" svg:x="1.4cm" svg:y="0.837cm" presentation:class="title">
          <draw:text-box>
            <text:p>Hardware Infrastruc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PMC / MMC Management and Monitoring</text:p>
                <text:list>
                  <text:list-item>
                    <text:p>power-up/down, </text:p>
                  </text:list-item>
                  <text:list-item>
                    <text:p>FPGA reboot, </text:p>
                  </text:list-item>
                  <text:list-item>
                    <text:p>carrier and mezzanine sensor readout, </text:p>
                  </text:list-item>
                  <text:list-item>
                    <text:p>FPGA IPMI extension </text:p>
                    <text:list>
                      <text:list-item>
                        <text:p>access to Virtex-7 XADC/Sys Monitor for temperature and internal voltage sensing, </text:p>
                      </text:list-item>
                      <text:list-item>
                        <text:p>access to microPods I2C senso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draw:frame presentation:style-name="pr3" draw:layer="layout" svg:width="25.199cm" svg:height="3.506cm" svg:x="1.4cm" svg:y="0.837cm" presentation:class="title">
          <draw:text-box>
            <text:p>Clock Networ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ock network / Jitter-cleaner</text:p>
                <text:list>
                  <text:list-item>
                    <text:p>Tested as part of the GTH communications test</text:p>
                  </text:list-item>
                  <text:list-item>
                    <text:p>AMC/Carrier with representative reference clock source</text:p>
                  </text:list-item>
                </text:list>
              </text:list-item>
              <text:list-item>
                <text:p>Clock recovery from optical lin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draw:frame presentation:style-name="pr3" draw:layer="layout" svg:width="25.199cm" svg:height="3.506cm" svg:x="1.4cm" svg:y="0.837cm" presentation:class="title">
          <draw:text-box>
            <text:p>Communication</text:p>
          </draw:text-box>
        </draw:frame>
        <draw:frame presentation:style-name="pr4" draw:layer="layout" svg:width="25.199cm" svg:height="12.179cm" svg:x="1.778cm" svg:y="4.83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arrier GTH connections to RTM (16)</text:p>
              </text:list-item>
              <text:list-item>
                <text:p>AMC front panel GTH uPOD</text:p>
                <text:list>
                  <text:list-item>
                    <text:p>test up to 10Gbs</text:p>
                  </text:list-item>
                  <text:list-item>
                    <text:p>test at mixed rates and emulating actual ref clock requirements</text:p>
                  </text:list-item>
                </text:list>
              </text:list-item>
              <text:list-item>
                <text:p>AMC to Carrier (50 LVDS, 8 GTH)</text:p>
              </text:list-item>
              <text:list-item>
                <text:p>AMC FPGA Lateral communication (64 LVD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than </meta:initial-creator>
    <meta:creation-date>2015-11-08T16:46:20</meta:creation-date>
    <dc:date>2015-11-08T17:45:20</dc:date>
    <dc:creator>Nathan </dc:creator>
    <meta:editing-duration>PT3M38S</meta:editing-duration>
    <meta:editing-cycles>3</meta:editing-cycles>
    <meta:generator>LibreOffice/4.0.4.2$Linux_X86_64 LibreOffice_project/400m0$Build-2</meta:generator>
    <meta:document-statistic meta:object-count="40"/>
  </office:meta>
</office:document-meta>
</file>